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manifest.rdf" manifest:media-type="application/rdf+xml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content.xml" manifest:media-type="text/xml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Thumbnails/thumbnail.png" manifest:media-type="image/png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styles.xml" manifest:media-type="text/xml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layout-cache" manifest:media-type="application/binary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Times New Roman1" svg:font-family="'Times New Roman'" style:font-family-generic="roman"/>
    <style:font-face style:name="T-FLEX Type A" svg:font-family="'T-FLEX Type A'" style:font-pitch="variable"/>
    <style:font-face style:name="Times New Roman2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 style:master-page-name="">
      <style:table-properties style:width="17.463cm" fo:margin-left="0.492cm" style:page-number="auto" table:align="left"/>
    </style:style>
    <style:style style:name="Таблица1.A" style:family="table-column">
      <style:table-column-properties style:column-width="13.473cm"/>
    </style:style>
    <style:style style:name="Таблица1.B" style:family="table-column">
      <style:table-column-properties style:column-width="3.99cm"/>
    </style:style>
    <style:style style:name="Таблица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style:vertical-align="middle" fo:padding="0.097cm" fo:border="0.05pt solid #000000"/>
    </style:style>
    <style:style style:name="Таблица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" style:family="table" style:master-page-name="">
      <style:table-properties style:width="17.463cm" fo:margin-left="0.513cm" style:page-number="auto" table:align="left"/>
    </style:style>
    <style:style style:name="Таблица2.A" style:family="table-column">
      <style:table-column-properties style:column-width="10.407cm"/>
    </style:style>
    <style:style style:name="Таблица2.B" style:family="table-column">
      <style:table-column-properties style:column-width="3.263cm"/>
    </style:style>
    <style:style style:name="Таблица2.C" style:family="table-column">
      <style:table-column-properties style:column-width="3.792cm"/>
    </style:style>
    <style:style style:name="Таблица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style:vertical-align="middle" fo:padding="0.097cm" fo:border="0.05pt solid #000000"/>
    </style:style>
    <style:style style:name="Таблица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line-height="150%" fo:text-align="center" style:justify-single-word="false"/>
      <style:text-properties fo:font-size="14pt" officeooo:rsid="00136221" officeooo:paragraph-rsid="00136221" style:font-size-asian="12.25pt" style:font-size-complex="14pt"/>
    </style:style>
    <style:style style:name="P2" style:family="paragraph" style:parent-style-name="Table_20_Contents">
      <style:paragraph-properties fo:line-height="150%" fo:text-align="start" style:justify-single-word="false"/>
      <style:text-properties fo:font-size="14pt" officeooo:rsid="00136221" officeooo:paragraph-rsid="00136221" style:font-size-asian="12.25pt" style:font-size-complex="14pt"/>
    </style:style>
    <style:style style:name="P3" style:family="paragraph" style:parent-style-name="Table_20_Contents">
      <style:paragraph-properties fo:line-height="150%" fo:text-align="center" style:justify-single-word="false"/>
      <style:text-properties fo:font-size="14pt" officeooo:paragraph-rsid="001520c2" style:font-size-asian="12.25pt" style:font-size-complex="14pt"/>
    </style:style>
    <style:style style:name="P4" style:family="paragraph" style:parent-style-name="Table_20_Contents">
      <style:paragraph-properties fo:line-height="150%" fo:text-align="start" style:justify-single-word="false"/>
      <style:text-properties fo:font-size="14pt" officeooo:rsid="001520c2" officeooo:paragraph-rsid="001520c2" style:font-size-asian="12.25pt" style:font-size-complex="14pt"/>
    </style:style>
    <style:style style:name="P5" style:family="paragraph" style:parent-style-name="Table_20_Contents">
      <style:paragraph-properties fo:line-height="150%" fo:text-align="center" style:justify-single-word="false"/>
      <style:text-properties fo:font-size="14pt" fo:language="en" fo:country="US" officeooo:rsid="001520c2" officeooo:paragraph-rsid="001520c2" style:font-size-asian="12.25pt" style:font-size-complex="14pt"/>
    </style:style>
    <style:style style:name="P6" style:family="paragraph" style:parent-style-name="Table_20_Contents">
      <style:paragraph-properties fo:line-height="150%" fo:text-align="start" style:justify-single-word="false"/>
      <style:text-properties fo:font-size="14pt" fo:language="ru" fo:country="RU" officeooo:rsid="001520c2" officeooo:paragraph-rsid="001520c2" style:font-size-asian="12.25pt" style:font-size-complex="14pt"/>
    </style:style>
    <style:style style:name="P7" style:family="paragraph" style:parent-style-name="Table_20_Contents">
      <style:paragraph-properties fo:margin-left="0.496cm" fo:margin-right="0.199cm" fo:line-height="150%" fo:text-align="center" style:justify-single-word="false" fo:text-indent="0cm" style:auto-text-indent="false" text:number-lines="false" text:line-number="0"/>
      <style:text-properties fo:font-size="14pt" officeooo:rsid="0007a8f3" officeooo:paragraph-rsid="0007a8f3" style:font-size-asian="12.25pt" style:font-size-complex="14pt"/>
    </style:style>
    <style:style style:name="P8" style:family="paragraph" style:parent-style-name="Table_20_Contents">
      <style:paragraph-properties fo:margin-left="0.496cm" fo:margin-right="0.199cm" fo:line-height="150%" fo:text-align="center" style:justify-single-word="false" fo:text-indent="0cm" style:auto-text-indent="false" text:number-lines="false" text:line-number="0"/>
      <style:text-properties fo:font-size="14pt" officeooo:rsid="000951f5" officeooo:paragraph-rsid="000951f5" style:font-size-asian="12.25pt" style:font-size-complex="14pt"/>
    </style:style>
    <style:style style:name="P9" style:family="paragraph" style:parent-style-name="Table_20_Contents">
      <style:paragraph-properties fo:margin-left="0.243cm" fo:margin-right="0.288cm" fo:line-height="150%" fo:text-align="start" style:justify-single-word="false" fo:text-indent="0cm" style:auto-text-indent="false" text:number-lines="false" text:line-number="0"/>
      <style:text-properties fo:font-size="14pt" officeooo:rsid="0007a8f3" officeooo:paragraph-rsid="0007a8f3" style:font-size-asian="12.25pt" style:font-size-complex="14pt"/>
    </style:style>
    <style:style style:name="P10" style:family="paragraph" style:parent-style-name="Table_20_Contents">
      <style:paragraph-properties fo:margin-left="0.243cm" fo:margin-right="0.288cm" fo:line-height="150%" fo:text-align="start" style:justify-single-word="false" fo:text-indent="0cm" style:auto-text-indent="false" text:number-lines="false" text:line-number="0"/>
      <style:text-properties fo:font-size="14pt" officeooo:rsid="000b237a" officeooo:paragraph-rsid="000b237a" style:font-size-asian="12.25pt" style:font-size-complex="14pt"/>
    </style:style>
    <style:style style:name="P11" style:family="paragraph" style:parent-style-name="Table_20_Contents">
      <style:paragraph-properties fo:margin-left="0.243cm" fo:margin-right="0.288cm" fo:line-height="150%" fo:text-align="start" style:justify-single-word="false" fo:text-indent="0cm" style:auto-text-indent="false" text:number-lines="false" text:line-number="0"/>
      <style:text-properties fo:font-size="14pt" fo:language="ru" fo:country="RU" officeooo:rsid="0007a8f3" officeooo:paragraph-rsid="0007a8f3" style:font-size-asian="12.25pt" style:font-size-complex="14pt"/>
    </style:style>
    <style:style style:name="P12" style:family="paragraph" style:parent-style-name="Table_20_Contents">
      <style:paragraph-properties fo:margin-left="0.243cm" fo:margin-right="0.376cm" fo:line-height="150%" fo:text-align="start" style:justify-single-word="false" fo:text-indent="0cm" style:auto-text-indent="false" text:number-lines="false" text:line-number="0"/>
      <style:text-properties fo:font-size="14pt" officeooo:rsid="0007a8f3" officeooo:paragraph-rsid="0007a8f3" style:font-size-asian="12.25pt" style:font-size-complex="14pt"/>
    </style:style>
    <style:style style:name="P13" style:family="paragraph" style:parent-style-name="Table_20_Contents">
      <style:paragraph-properties fo:margin-left="0.265cm" fo:margin-right="0.288cm" fo:line-height="150%" fo:text-align="start" style:justify-single-word="false" fo:text-indent="0cm" style:auto-text-indent="false" text:number-lines="false" text:line-number="0"/>
      <style:text-properties fo:font-size="14pt" officeooo:rsid="000cccb6" officeooo:paragraph-rsid="000cccb6" style:font-size-asian="12.25pt" style:font-size-complex="14pt"/>
    </style:style>
    <style:style style:name="P14" style:family="paragraph" style:parent-style-name="Table_20_Contents">
      <style:paragraph-properties fo:margin-left="0.22cm" fo:margin-right="0.155cm" fo:line-height="150%" fo:text-align="center" style:justify-single-word="false" fo:text-indent="0cm" style:auto-text-indent="false" text:number-lines="false" text:line-number="0"/>
      <style:text-properties fo:font-size="14pt" fo:language="en" fo:country="US" officeooo:rsid="0007a8f3" officeooo:paragraph-rsid="0007a8f3" style:font-size-asian="12.25pt" style:font-size-complex="14pt"/>
    </style:style>
    <style:style style:name="P15" style:family="paragraph" style:parent-style-name="Table_20_Contents">
      <style:paragraph-properties fo:margin-left="0.199cm" fo:margin-right="0.111cm" fo:line-height="150%" fo:text-align="center" style:justify-single-word="false" fo:text-indent="0cm" style:auto-text-indent="false" text:number-lines="false" text:line-number="0"/>
      <style:text-properties fo:font-size="14pt" officeooo:rsid="0007a8f3" officeooo:paragraph-rsid="0007a8f3" style:font-size-asian="12.25pt" style:font-size-complex="14pt"/>
    </style:style>
    <style:style style:name="P16" style:family="paragraph" style:parent-style-name="Table_20_Contents">
      <style:paragraph-properties fo:margin-left="0.22cm" fo:margin-right="0.132cm" fo:line-height="150%" fo:text-align="center" style:justify-single-word="false" fo:text-indent="0cm" style:auto-text-indent="false" text:number-lines="false" text:line-number="0"/>
      <style:text-properties fo:font-size="14pt" officeooo:rsid="000b237a" officeooo:paragraph-rsid="000b237a" style:font-size-asian="12.25pt" style:font-size-complex="14pt"/>
    </style:style>
    <style:style style:name="P17" style:family="paragraph" style:parent-style-name="Table_20_Contents">
      <style:paragraph-properties fo:margin-left="0.22cm" fo:margin-right="0.088cm" fo:line-height="150%" fo:text-align="center" style:justify-single-word="false" fo:text-indent="0cm" style:auto-text-indent="false" text:number-lines="false" text:line-number="0"/>
      <style:text-properties fo:font-size="14pt" style:font-size-asian="12.25pt" style:font-size-complex="14pt"/>
    </style:style>
    <style:style style:name="P18" style:family="paragraph" style:parent-style-name="Table_20_Contents">
      <style:paragraph-properties fo:margin-left="0.199cm" fo:margin-right="0.088cm" fo:line-height="150%" fo:text-align="center" style:justify-single-word="false" fo:text-indent="0cm" style:auto-text-indent="false" text:number-lines="false" text:line-number="0"/>
      <style:text-properties fo:font-size="14pt" style:font-size-asian="12.25pt" style:font-size-complex="14pt"/>
    </style:style>
    <style:style style:name="P19" style:family="paragraph" style:parent-style-name="Table_20_Contents">
      <style:paragraph-properties fo:margin-left="0.176cm" fo:margin-right="0.111cm" fo:line-height="150%" fo:text-align="center" style:justify-single-word="false" fo:text-indent="0cm" style:auto-text-indent="false" text:number-lines="false" text:line-number="0"/>
      <style:text-properties fo:font-size="14pt" officeooo:rsid="00136221" officeooo:paragraph-rsid="00136221" style:font-size-asian="12.25pt" style:font-size-complex="14pt"/>
    </style:style>
    <style:style style:name="P20" style:family="paragraph" style:parent-style-name="Table_20_Contents">
      <style:paragraph-properties fo:margin-left="0.176cm" fo:margin-right="0.111cm" fo:line-height="150%" fo:text-align="center" style:justify-single-word="false" fo:text-indent="0cm" style:auto-text-indent="false" text:number-lines="false" text:line-number="0"/>
      <style:text-properties fo:font-size="14pt" officeooo:paragraph-rsid="001520c2" style:font-size-asian="12.25pt" style:font-size-complex="14pt"/>
    </style:style>
    <style:style style:name="P21" style:family="paragraph" style:parent-style-name="Table_20_Contents">
      <style:paragraph-properties fo:margin-left="0.176cm" fo:margin-right="0.111cm" fo:line-height="150%" fo:text-align="center" style:justify-single-word="false" fo:text-indent="0cm" style:auto-text-indent="false" text:number-lines="false" text:line-number="0"/>
      <style:text-properties fo:font-size="14pt" fo:language="en" fo:country="US" officeooo:rsid="001520c2" officeooo:paragraph-rsid="001520c2" style:font-size-asian="12.25pt" style:font-size-complex="14pt"/>
    </style:style>
    <style:style style:name="P22" style:family="paragraph" style:parent-style-name="Standard" style:master-page-name="">
      <style:paragraph-properties fo:margin-left="0.508cm" fo:margin-right="0.529cm" fo:text-indent="0cm" style:auto-text-indent="false" style:page-number="auto"/>
    </style:style>
    <style:style style:name="P23" style:family="paragraph" style:parent-style-name="Standard">
      <style:paragraph-properties fo:margin-left="0.508cm" fo:margin-right="0.529cm" fo:line-height="150%" fo:text-indent="0cm" style:auto-text-indent="false"/>
      <style:text-properties fo:font-size="14pt" officeooo:rsid="0005b77f" officeooo:paragraph-rsid="0005b77f" style:font-size-asian="12.25pt" style:font-size-complex="14pt"/>
    </style:style>
    <style:style style:name="P24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officeooo:rsid="0005b77f" officeooo:paragraph-rsid="0005b77f" style:font-size-asian="12.25pt" style:font-size-complex="14pt"/>
    </style:style>
    <style:style style:name="P25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officeooo:rsid="0005b77f" officeooo:paragraph-rsid="00072c90" style:font-size-asian="12.25pt" style:font-size-complex="14pt"/>
    </style:style>
    <style:style style:name="P26" style:family="paragraph" style:parent-style-name="Standard">
      <style:paragraph-properties fo:margin-left="0.508cm" fo:margin-right="0.529cm" fo:line-height="150%" fo:text-align="end" style:justify-single-word="false" fo:text-indent="0cm" style:auto-text-indent="false"/>
      <style:text-properties fo:font-size="14pt" officeooo:rsid="0007a8f3" officeooo:paragraph-rsid="0007a8f3" style:font-size-asian="12.25pt" style:font-size-complex="14pt"/>
    </style:style>
    <style:style style:name="P27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officeooo:rsid="0007a8f3" officeooo:paragraph-rsid="0007a8f3" style:font-size-asian="12.25pt" style:font-size-complex="14pt"/>
    </style:style>
    <style:style style:name="P28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officeooo:rsid="0007a8f3" officeooo:paragraph-rsid="0007a8f3" style:font-size-asian="12.25pt" style:font-size-complex="14pt"/>
    </style:style>
    <style:style style:name="P29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officeooo:rsid="0007a8f3" officeooo:paragraph-rsid="000ed46c" style:font-size-asian="12.25pt" style:font-size-complex="14pt"/>
    </style:style>
    <style:style style:name="P30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officeooo:rsid="00120414" officeooo:paragraph-rsid="00120414" style:font-size-asian="12.25pt" style:font-size-complex="14pt"/>
    </style:style>
    <style:style style:name="P31" style:family="paragraph" style:parent-style-name="Standard">
      <style:paragraph-properties fo:margin-left="0.508cm" fo:margin-right="0.529cm" fo:line-height="150%" fo:text-align="end" style:justify-single-word="false" fo:text-indent="0cm" style:auto-text-indent="false"/>
      <style:text-properties fo:font-size="14pt" officeooo:rsid="001245ec" officeooo:paragraph-rsid="001245ec" style:font-size-asian="12.25pt" style:font-size-complex="14pt"/>
    </style:style>
    <style:style style:name="P32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officeooo:rsid="001245ec" officeooo:paragraph-rsid="001245ec" style:font-size-asian="12.25pt" style:font-size-complex="14pt"/>
    </style:style>
    <style:style style:name="P33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officeooo:rsid="00179e1b" officeooo:paragraph-rsid="00179e1b" style:font-size-asian="12.25pt" style:font-size-complex="14pt"/>
    </style:style>
    <style:style style:name="P34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officeooo:rsid="00179e1b" officeooo:paragraph-rsid="00179e1b" style:font-size-asian="12.25pt" style:font-size-complex="14pt"/>
    </style:style>
    <style:style style:name="P35" style:family="paragraph" style:parent-style-name="Standard">
      <style:paragraph-properties fo:margin-left="0.508cm" fo:margin-right="0.529cm" fo:line-height="150%" fo:text-align="end" style:justify-single-word="false" fo:text-indent="0cm" style:auto-text-indent="false"/>
      <style:text-properties fo:font-size="14pt" officeooo:rsid="00179e1b" officeooo:paragraph-rsid="00179e1b" style:font-size-asian="12.25pt" style:font-size-complex="14pt"/>
    </style:style>
    <style:style style:name="P36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0ed46c" officeooo:paragraph-rsid="000ed46c" style:font-size-asian="12.25pt" style:font-size-complex="14pt"/>
    </style:style>
    <style:style style:name="P37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1a4acd" officeooo:paragraph-rsid="001a4acd" style:font-size-asian="12.25pt" style:font-size-complex="14pt"/>
    </style:style>
    <style:style style:name="P38" style:family="paragraph" style:parent-style-name="Standard">
      <style:paragraph-properties fo:margin-left="0.508cm" fo:margin-right="0.529cm" fo:line-height="100%" fo:text-align="justify" style:justify-single-word="false" fo:text-indent="0cm" style:auto-text-indent="false" fo:break-before="page"/>
      <style:text-properties fo:font-size="14pt" officeooo:rsid="0007a8f3" officeooo:paragraph-rsid="0007a8f3" style:font-size-asian="12.25pt" style:font-size-complex="14pt"/>
    </style:style>
    <style:style style:name="P39" style:family="paragraph" style:parent-style-name="Standard">
      <style:paragraph-properties fo:margin-left="0.508cm" fo:margin-right="0.529cm" fo:line-height="100%" fo:text-align="justify" style:justify-single-word="false" fo:text-indent="0cm" style:auto-text-indent="false" fo:break-before="page"/>
      <style:text-properties fo:font-size="14pt" officeooo:rsid="001245ec" officeooo:paragraph-rsid="001245ec" style:font-size-asian="12.25pt" style:font-size-complex="14pt"/>
    </style:style>
    <style:style style:name="P40" style:family="paragraph">
      <style:paragraph-properties style:writing-mode="lr-tb"/>
    </style:style>
    <style:style style:name="P41" style:family="paragraph">
      <style:paragraph-properties fo:text-align="center" style:writing-mode="lr-tb"/>
      <style:text-properties fo:font-size="24pt"/>
    </style:style>
    <style:style style:name="P42" style:family="paragraph">
      <style:paragraph-properties fo:text-align="center"/>
    </style:style>
    <style:style style:name="P43" style:family="paragraph">
      <style:paragraph-properties fo:text-align="center" style:writing-mode="lr-tb"/>
      <style:text-properties style:font-name="T-FLEX Type A" fo:font-size="10pt" style:font-size-asian="10pt" style:font-size-complex="10pt"/>
    </style:style>
    <style:style style:name="P44" style:family="paragraph">
      <style:paragraph-properties fo:text-align="center">
        <style:tab-stops/>
      </style:paragraph-properties>
    </style:style>
    <style:style style:name="P45" style:family="paragraph">
      <style:paragraph-properties fo:text-align="center" style:writing-mode="lr-tb">
        <style:tab-stops/>
      </style:paragraph-properties>
      <style:text-properties style:font-name="T-FLEX Type A" fo:font-size="10pt" style:font-size-asian="10pt" style:font-size-complex="10pt"/>
    </style:style>
    <style:style style:name="P46" style:family="paragraph">
      <style:paragraph-properties fo:text-align="center" style:writing-mode="lr-tb"/>
      <style:text-properties style:font-name="T-FLEX Type A" fo:font-size="14pt" style:font-size-asian="14pt" style:font-size-complex="14pt"/>
    </style:style>
    <style:style style:name="T1" style:family="text">
      <style:text-properties officeooo:rsid="00072c90"/>
    </style:style>
    <style:style style:name="T2" style:family="text">
      <style:text-properties style:font-name="Times New Roman1"/>
    </style:style>
    <style:style style:name="T3" style:family="text">
      <style:text-properties style:font-name="Times New Roman1" fo:language="en" fo:country="US" officeooo:rsid="0007a8f3"/>
    </style:style>
    <style:style style:name="T4" style:family="text">
      <style:text-properties style:text-position="super 58%" style:font-name="Times New Roman1"/>
    </style:style>
    <style:style style:name="T5" style:family="text">
      <style:text-properties style:text-position="super 58%" style:font-name="Times New Roman1" fo:language="en" fo:country="US" officeooo:rsid="0007a8f3"/>
    </style:style>
    <style:style style:name="T6" style:family="text">
      <style:text-properties style:text-position="super 58%" style:font-name="Times New Roman1" fo:language="ru" fo:country="RU"/>
    </style:style>
    <style:style style:name="T7" style:family="text">
      <style:text-properties style:text-position="super 58%" style:font-name="Times New Roman1" fo:language="ru" fo:country="RU" officeooo:rsid="001520c2"/>
    </style:style>
    <style:style style:name="T8" style:family="text">
      <style:text-properties officeooo:rsid="000951f5"/>
    </style:style>
    <style:style style:name="T9" style:family="text">
      <style:text-properties fo:language="ru" fo:country="RU"/>
    </style:style>
    <style:style style:name="T10" style:family="text">
      <style:text-properties fo:language="ru" fo:country="RU" officeooo:rsid="0007a8f3"/>
    </style:style>
    <style:style style:name="T11" style:family="text">
      <style:text-properties fo:language="ru" fo:country="RU" officeooo:rsid="000951f5"/>
    </style:style>
    <style:style style:name="T12" style:family="text">
      <style:text-properties fo:language="ru" fo:country="RU" officeooo:rsid="00195e64"/>
    </style:style>
    <style:style style:name="T13" style:family="text">
      <style:text-properties fo:language="en" fo:country="US"/>
    </style:style>
    <style:style style:name="T14" style:family="text">
      <style:text-properties officeooo:rsid="000ed46c"/>
    </style:style>
    <style:style style:name="T15" style:family="text">
      <style:text-properties officeooo:rsid="00120414"/>
    </style:style>
    <style:style style:name="T16" style:family="text">
      <style:text-properties officeooo:rsid="001245ec"/>
    </style:style>
    <style:style style:name="T17" style:family="text">
      <style:text-properties officeooo:rsid="001520c2"/>
    </style:style>
    <style:style style:name="T18" style:family="text">
      <style:text-properties officeooo:rsid="00195e64"/>
    </style:style>
    <style:style style:name="T19" style:family="text">
      <style:text-properties officeooo:rsid="001c3293"/>
    </style:style>
    <style:style style:name="T20" style:family="text">
      <style:text-properties officeooo:rsid="001e936d"/>
    </style:style>
    <style:style style:name="T21" style:family="text">
      <style:text-properties style:use-window-font-color="true" style:font-name="T-FLEX Type A" fo:font-size="10pt" fo:language="uk" fo:country="UA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22" style:family="text">
      <style:text-properties style:use-window-font-color="true" style:font-name="T-FLEX Type A" fo:font-size="10pt" fo:language="ru" fo:country="RU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23" style:family="text">
      <style:text-properties fo:color="#000000" style:font-name="T-FLEX Type A" fo:font-size="16pt" fo:language="ru" fo:country="RU" fo:font-style="italic" fo:font-weight="normal" style:font-name-asian="Arial" style:font-size-asian="16pt" style:language-asian="ar" style:country-asian="SA" style:font-style-asian="italic" style:font-weight-asian="normal" style:font-name-complex="Calibri" style:font-size-complex="16pt" style:language-complex="ar" style:country-complex="SA" style:font-weight-complex="normal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protect="position size" fo:margin-left="0.319cm" fo:margin-right="0.319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40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41" svg:x1="3.109cm" svg:y1="27.567cm" svg:x2="3.111cm" svg:y2="29.046cm">
          <text:p/>
        </draw:line>
        <draw:line draw:style-name="gr2" draw:text-style-name="P41" svg:x1="2.121cm" svg:y1="27.556cm" svg:x2="20.382cm" svg:y2="27.556cm">
          <text:p/>
        </draw:line>
        <draw:line draw:style-name="gr2" draw:text-style-name="P41" svg:x1="4.108cm" svg:y1="27.567cm" svg:x2="4.11cm" svg:y2="29.046cm">
          <text:p/>
        </draw:line>
        <draw:line draw:style-name="gr2" draw:text-style-name="P41" svg:x1="6.607cm" svg:y1="27.567cm" svg:x2="6.609cm" svg:y2="29.046cm">
          <text:p/>
        </draw:line>
        <draw:line draw:style-name="gr2" draw:text-style-name="P41" svg:x1="8.105cm" svg:y1="27.581cm" svg:x2="8.107cm" svg:y2="29.046cm">
          <text:p/>
        </draw:line>
        <draw:line draw:style-name="gr2" draw:text-style-name="P41" svg:x1="9.107cm" svg:y1="27.567cm" svg:x2="9.109cm" svg:y2="29.032cm">
          <text:p/>
        </draw:line>
        <draw:line draw:style-name="gr2" draw:text-style-name="P41" svg:x1="19.401cm" svg:y1="27.567cm" svg:x2="19.405cm" svg:y2="29.046cm">
          <text:p/>
        </draw:line>
        <draw:line draw:style-name="gr3" draw:text-style-name="P41" svg:x1="2.121cm" svg:y1="28.053cm" svg:x2="9.09cm" svg:y2="28.055cm">
          <text:p/>
        </draw:line>
        <draw:line draw:style-name="gr2" draw:text-style-name="P41" svg:x1="2.121cm" svg:y1="28.558cm" svg:x2="9.09cm" svg:y2="28.558cm">
          <text:p/>
        </draw:line>
        <draw:line draw:style-name="gr3" draw:text-style-name="P41" svg:x1="19.412cm" svg:y1="28.06cm" svg:x2="20.39cm" svg:y2="28.06cm">
          <text:p/>
        </draw:line>
        <draw:frame draw:style-name="gr4" draw:text-style-name="P43" svg:width="0.913cm" svg:height="0.435cm" svg:x="2.159cm" svg:y="28.578cm">
          <draw:text-box>
            <text:p text:style-name="P42"><text:span text:style-name="T21">Изм.</text:span></text:p>
          </draw:text-box>
        </draw:frame>
        <draw:frame draw:style-name="gr4" draw:text-style-name="P43" svg:width="0.914cm" svg:height="0.435cm" svg:x="3.149cm" svg:y="28.578cm">
          <draw:text-box>
            <text:p text:style-name="P42"><text:span text:style-name="T21">Лист</text:span></text:p>
          </draw:text-box>
        </draw:frame>
        <draw:frame draw:style-name="gr4" draw:text-style-name="P43" svg:width="2.349cm" svg:height="0.435cm" svg:x="4.184cm" svg:y="28.578cm">
          <draw:text-box>
            <text:p text:style-name="P42"><text:span text:style-name="T21">№ </text:span><text:span text:style-name="T21">докум.</text:span></text:p>
          </draw:text-box>
        </draw:frame>
        <draw:frame draw:style-name="gr4" draw:text-style-name="P45" svg:width="1.405cm" svg:height="0.435cm" svg:x="6.664cm" svg:y="28.578cm">
          <draw:text-box>
            <text:p text:style-name="P44"><text:span text:style-name="T21">Подпись</text:span></text:p>
          </draw:text-box>
        </draw:frame>
        <draw:frame draw:style-name="gr4" draw:text-style-name="P43" svg:width="0.914cm" svg:height="0.435cm" svg:x="8.15cm" svg:y="28.578cm">
          <draw:text-box>
            <text:p text:style-name="P42"><text:span text:style-name="T21">Дата</text:span></text:p>
          </draw:text-box>
        </draw:frame>
        <draw:frame draw:style-name="gr4" draw:text-style-name="P43" svg:width="0.914cm" svg:height="0.436cm" svg:x="19.44cm" svg:y="27.606cm">
          <draw:text-box>
            <text:p text:style-name="P42"><text:span text:style-name="T21">Лист</text:span></text:p>
          </draw:text-box>
        </draw:frame>
        <draw:frame draw:style-name="gr4" draw:text-style-name="P43" svg:width="0.914cm" svg:height="0.599cm" svg:x="19.44cm" svg:y="28.257cm">
          <draw:text-box>
            <text:p text:style-name="P42"><text:span text:style-name="T22">2</text:span></text:p>
          </draw:text-box>
        </draw:frame>
        <draw:frame draw:style-name="gr4" draw:text-style-name="P46" svg:width="10.125cm" svg:height="0.682cm" svg:x="9.194cm" svg:y="27.954cm">
          <draw:text-box>
            <text:p text:style-name="P42"><text:span text:style-name="T23">КР-АПИ(Ф)НГТУ-210200.65-(АВР09-1)-08-13</text:span></text:p>
          </draw:text-box>
        </draw:frame>
      </draw:g>
      <draw:g text:anchor-type="page" text:anchor-page-number="2" draw:z-index="10" draw:style-name="gr1">
        <draw:custom-shape draw:style-name="gr2" draw:text-style-name="P40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41" svg:x1="3.109cm" svg:y1="27.567cm" svg:x2="3.111cm" svg:y2="29.046cm">
          <text:p/>
        </draw:line>
        <draw:line draw:style-name="gr2" draw:text-style-name="P41" svg:x1="2.121cm" svg:y1="27.556cm" svg:x2="20.382cm" svg:y2="27.556cm">
          <text:p/>
        </draw:line>
        <draw:line draw:style-name="gr2" draw:text-style-name="P41" svg:x1="4.108cm" svg:y1="27.567cm" svg:x2="4.11cm" svg:y2="29.046cm">
          <text:p/>
        </draw:line>
        <draw:line draw:style-name="gr2" draw:text-style-name="P41" svg:x1="6.607cm" svg:y1="27.567cm" svg:x2="6.609cm" svg:y2="29.046cm">
          <text:p/>
        </draw:line>
        <draw:line draw:style-name="gr2" draw:text-style-name="P41" svg:x1="8.105cm" svg:y1="27.581cm" svg:x2="8.107cm" svg:y2="29.046cm">
          <text:p/>
        </draw:line>
        <draw:line draw:style-name="gr2" draw:text-style-name="P41" svg:x1="9.107cm" svg:y1="27.567cm" svg:x2="9.109cm" svg:y2="29.032cm">
          <text:p/>
        </draw:line>
        <draw:line draw:style-name="gr2" draw:text-style-name="P41" svg:x1="19.401cm" svg:y1="27.567cm" svg:x2="19.405cm" svg:y2="29.046cm">
          <text:p/>
        </draw:line>
        <draw:line draw:style-name="gr3" draw:text-style-name="P41" svg:x1="2.121cm" svg:y1="28.053cm" svg:x2="9.09cm" svg:y2="28.055cm">
          <text:p/>
        </draw:line>
        <draw:line draw:style-name="gr2" draw:text-style-name="P41" svg:x1="2.121cm" svg:y1="28.558cm" svg:x2="9.09cm" svg:y2="28.558cm">
          <text:p/>
        </draw:line>
        <draw:line draw:style-name="gr3" draw:text-style-name="P41" svg:x1="19.412cm" svg:y1="28.06cm" svg:x2="20.39cm" svg:y2="28.06cm">
          <text:p/>
        </draw:line>
        <draw:frame draw:style-name="gr4" draw:text-style-name="P43" svg:width="0.913cm" svg:height="0.435cm" svg:x="2.159cm" svg:y="28.578cm">
          <draw:text-box>
            <text:p text:style-name="P42"><text:span text:style-name="T21">Изм.</text:span></text:p>
          </draw:text-box>
        </draw:frame>
        <draw:frame draw:style-name="gr4" draw:text-style-name="P43" svg:width="0.914cm" svg:height="0.435cm" svg:x="3.149cm" svg:y="28.578cm">
          <draw:text-box>
            <text:p text:style-name="P42"><text:span text:style-name="T21">Лист</text:span></text:p>
          </draw:text-box>
        </draw:frame>
        <draw:frame draw:style-name="gr4" draw:text-style-name="P43" svg:width="2.349cm" svg:height="0.435cm" svg:x="4.184cm" svg:y="28.578cm">
          <draw:text-box>
            <text:p text:style-name="P42"><text:span text:style-name="T21">№ </text:span><text:span text:style-name="T21">докум.</text:span></text:p>
          </draw:text-box>
        </draw:frame>
        <draw:frame draw:style-name="gr4" draw:text-style-name="P45" svg:width="1.405cm" svg:height="0.435cm" svg:x="6.664cm" svg:y="28.578cm">
          <draw:text-box>
            <text:p text:style-name="P44"><text:span text:style-name="T21">Подпись</text:span></text:p>
          </draw:text-box>
        </draw:frame>
        <draw:frame draw:style-name="gr4" draw:text-style-name="P43" svg:width="0.914cm" svg:height="0.435cm" svg:x="8.15cm" svg:y="28.578cm">
          <draw:text-box>
            <text:p text:style-name="P42"><text:span text:style-name="T21">Дата</text:span></text:p>
          </draw:text-box>
        </draw:frame>
        <draw:frame draw:style-name="gr4" draw:text-style-name="P43" svg:width="0.914cm" svg:height="0.436cm" svg:x="19.44cm" svg:y="27.606cm">
          <draw:text-box>
            <text:p text:style-name="P42"><text:span text:style-name="T21">Лист</text:span></text:p>
          </draw:text-box>
        </draw:frame>
        <draw:frame draw:style-name="gr4" draw:text-style-name="P43" svg:width="0.914cm" svg:height="0.599cm" svg:x="19.44cm" svg:y="28.257cm">
          <draw:text-box>
            <text:p text:style-name="P42"><text:span text:style-name="T22">2</text:span></text:p>
          </draw:text-box>
        </draw:frame>
        <draw:frame draw:style-name="gr4" draw:text-style-name="P46" svg:width="10.125cm" svg:height="0.682cm" svg:x="9.194cm" svg:y="27.954cm">
          <draw:text-box>
            <text:p text:style-name="P42"><text:span text:style-name="T23">КР-АПИ(Ф)НГТУ-210200.65-(АВР09-1)-08-13</text:span></text:p>
          </draw:text-box>
        </draw:frame>
      </draw:g>
      <draw:g text:anchor-type="page" text:anchor-page-number="3" draw:z-index="24" draw:style-name="gr1">
        <draw:custom-shape draw:style-name="gr2" draw:text-style-name="P40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41" svg:x1="3.109cm" svg:y1="27.567cm" svg:x2="3.111cm" svg:y2="29.046cm">
          <text:p/>
        </draw:line>
        <draw:line draw:style-name="gr2" draw:text-style-name="P41" svg:x1="2.121cm" svg:y1="27.556cm" svg:x2="20.382cm" svg:y2="27.556cm">
          <text:p/>
        </draw:line>
        <draw:line draw:style-name="gr2" draw:text-style-name="P41" svg:x1="4.108cm" svg:y1="27.567cm" svg:x2="4.11cm" svg:y2="29.046cm">
          <text:p/>
        </draw:line>
        <draw:line draw:style-name="gr2" draw:text-style-name="P41" svg:x1="6.607cm" svg:y1="27.567cm" svg:x2="6.609cm" svg:y2="29.046cm">
          <text:p/>
        </draw:line>
        <draw:line draw:style-name="gr2" draw:text-style-name="P41" svg:x1="8.105cm" svg:y1="27.581cm" svg:x2="8.107cm" svg:y2="29.046cm">
          <text:p/>
        </draw:line>
        <draw:line draw:style-name="gr2" draw:text-style-name="P41" svg:x1="9.107cm" svg:y1="27.567cm" svg:x2="9.109cm" svg:y2="29.032cm">
          <text:p/>
        </draw:line>
        <draw:line draw:style-name="gr2" draw:text-style-name="P41" svg:x1="19.401cm" svg:y1="27.567cm" svg:x2="19.405cm" svg:y2="29.046cm">
          <text:p/>
        </draw:line>
        <draw:line draw:style-name="gr3" draw:text-style-name="P41" svg:x1="2.121cm" svg:y1="28.053cm" svg:x2="9.09cm" svg:y2="28.055cm">
          <text:p/>
        </draw:line>
        <draw:line draw:style-name="gr2" draw:text-style-name="P41" svg:x1="2.121cm" svg:y1="28.558cm" svg:x2="9.09cm" svg:y2="28.558cm">
          <text:p/>
        </draw:line>
        <draw:line draw:style-name="gr3" draw:text-style-name="P41" svg:x1="19.412cm" svg:y1="28.06cm" svg:x2="20.39cm" svg:y2="28.06cm">
          <text:p/>
        </draw:line>
        <draw:frame draw:style-name="gr4" draw:text-style-name="P43" svg:width="0.913cm" svg:height="0.435cm" svg:x="2.159cm" svg:y="28.578cm">
          <draw:text-box>
            <text:p text:style-name="P42"><text:span text:style-name="T21">Изм.</text:span></text:p>
          </draw:text-box>
        </draw:frame>
        <draw:frame draw:style-name="gr4" draw:text-style-name="P43" svg:width="0.914cm" svg:height="0.435cm" svg:x="3.149cm" svg:y="28.578cm">
          <draw:text-box>
            <text:p text:style-name="P42"><text:span text:style-name="T21">Лист</text:span></text:p>
          </draw:text-box>
        </draw:frame>
        <draw:frame draw:style-name="gr4" draw:text-style-name="P43" svg:width="2.349cm" svg:height="0.435cm" svg:x="4.184cm" svg:y="28.578cm">
          <draw:text-box>
            <text:p text:style-name="P42"><text:span text:style-name="T21">№ </text:span><text:span text:style-name="T21">докум.</text:span></text:p>
          </draw:text-box>
        </draw:frame>
        <draw:frame draw:style-name="gr4" draw:text-style-name="P45" svg:width="1.405cm" svg:height="0.435cm" svg:x="6.664cm" svg:y="28.578cm">
          <draw:text-box>
            <text:p text:style-name="P44"><text:span text:style-name="T21">Подпись</text:span></text:p>
          </draw:text-box>
        </draw:frame>
        <draw:frame draw:style-name="gr4" draw:text-style-name="P43" svg:width="0.914cm" svg:height="0.435cm" svg:x="8.15cm" svg:y="28.578cm">
          <draw:text-box>
            <text:p text:style-name="P42"><text:span text:style-name="T21">Дата</text:span></text:p>
          </draw:text-box>
        </draw:frame>
        <draw:frame draw:style-name="gr4" draw:text-style-name="P43" svg:width="0.914cm" svg:height="0.436cm" svg:x="19.44cm" svg:y="27.606cm">
          <draw:text-box>
            <text:p text:style-name="P42"><text:span text:style-name="T21">Лист</text:span></text:p>
          </draw:text-box>
        </draw:frame>
        <draw:frame draw:style-name="gr4" draw:text-style-name="P43" svg:width="0.914cm" svg:height="0.599cm" svg:x="19.44cm" svg:y="28.257cm">
          <draw:text-box>
            <text:p text:style-name="P42"><text:span text:style-name="T22">2</text:span></text:p>
          </draw:text-box>
        </draw:frame>
        <draw:frame draw:style-name="gr4" draw:text-style-name="P46" svg:width="10.125cm" svg:height="0.682cm" svg:x="9.194cm" svg:y="27.954cm">
          <draw:text-box>
            <text:p text:style-name="P42"><text:span text:style-name="T23">КР-АПИ(Ф)НГТУ-210200.65-(АВР09-1)-08-13</text:span></text:p>
          </draw:text-box>
        </draw:frame>
      </draw:g>
      <text:p text:style-name="P22"/>
      <text:p text:style-name="P23"><text:tab/>4 Выбор технологического метода изготовления и основных материалов</text:p>
      <text:p text:style-name="P23"><text:tab/>4.1 Выбор технологии</text:p>
      <text:p text:style-name="P24"><text:tab/>Для формирования пленочных структур используем метод двойной фотолитографии. Данным метод имеет высокую разрешающую способность и позволяет получать рисунки любой сложности.</text:p>
      <text:p text:style-name="P24"><text:tab/>4.2 Выбор материала подложки</text:p>
      <text:p text:style-name="P24"><text:tab/><text:span text:style-name="T1">Подложка в конструкции гибридной интегральной микросхемы является основанием, на котором располагаются пленочные и навесные элементы. От свойств подложки зависит качество всей конструкции. </text:span></text:p>
      <text:p text:style-name="P25"><text:span text:style-name="T1"><text:tab/>Наиболее широкое распространение при создании тонкопленочных гибридных интегральных схем находят подложки из ситалла СТ50–1, стекла С48–3, «Поликора» и бериллиевой керамики. </text:span></text:p>
      <text:p text:style-name="P25"><text:span text:style-name="T1"><text:tab/>Электрический расчет режима работы схемы показал, что она является маломощной. Следовательно, подложка может быть выполнена из бесщелочных боросиликатных стекол С41-1 и С48-3 или из ситаллов. Ситалл имеет ряд преимуществ перед стеклами. Он хорошо обрабатывается, выдерживает резкие перепады температур, обладает высоким электрическим сопротивлением, газонепроницаем, а по механической прочности превосходит стекла в 2 – 3 раза. В нашем случае выбираем ситалл СТ50-1. Параметры приведены в таблице 4.1</text:span></text:p>
      <text:p text:style-name="P26"><text:span text:style-name="T1">Т</text:span>аблица 4.1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7">Параметр</text:p>
          </table:table-cell>
          <table:table-cell table:style-name="Таблица1.B1" office:value-type="string">
            <text:p text:style-name="P7">Значение</text:p>
          </table:table-cell>
        </table:table-row>
        <table:table-row>
          <table:table-cell table:style-name="Таблица1.A2" office:value-type="string">
            <text:p text:style-name="P12">Класс чистоты обработки поверхности</text:p>
          </table:table-cell>
          <table:table-cell table:style-name="Таблица1.B2" office:value-type="string">
            <text:p text:style-name="P15">13 – 14</text:p>
          </table:table-cell>
        </table:table-row>
        <table:table-row>
          <table:table-cell table:style-name="Таблица1.A2" office:value-type="string">
            <text:p text:style-name="P9">Температурный коэффициент линейного расширения при <draw:frame draw:style-name="fr1" draw:name="Объект1" text:anchor-type="as-char" svg:y="-0.377cm" svg:width="2.887cm" svg:height="0.467cm" draw:z-index="1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Таблица1.B2" office:value-type="string">
            <text:p text:style-name="P14">(50 <text:span text:style-name="T2">± 2) · 10</text:span><text:span text:style-name="T4">-7</text:span></text:p>
          </table:table-cell>
        </table:table-row>
        <table:table-row>
          <table:table-cell table:style-name="Таблица1.A2" office:value-type="string">
            <text:p text:style-name="P11">Коэффициент теплопроводности, <draw:frame draw:style-name="fr1" draw:name="Объект2" text:anchor-type="as-char" svg:y="-0.377cm" svg:width="2.2cm" svg:height="0.483cm" draw:z-index="2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Таблица1.B2" office:value-type="string">
            <text:p text:style-name="P14">1,5</text:p>
          </table:table-cell>
        </table:table-row>
        <table:table-row>
          <table:table-cell table:style-name="Таблица1.A2" office:value-type="string">
            <text:p text:style-name="P11">Диэлектрическая проницаемость при <draw:frame draw:style-name="fr1" draw:name="Объект3" text:anchor-type="as-char" svg:y="-0.437cm" svg:width="1.967cm" svg:height="0.527cm" draw:z-index="3"><draw:object xlink:href="./Object 3" xlink:type="simple" xlink:show="embed" xlink:actuate="onLoad"/><draw:image xlink:href="./ObjectReplacements/Object 3" xlink:type="simple" xlink:show="embed" xlink:actuate="onLoad"/></draw:frame><text:span text:style-name="T8">и </text:span><text:span text:style-name="T8"><draw:frame draw:style-name="fr1" draw:name="Объект4" text:anchor-type="as-char" svg:y="-0.377cm" svg:width="1.794cm" svg:height="0.469cm" draw:z-index="4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/text:p>
          </table:table-cell>
          <table:table-cell table:style-name="Таблица1.B2" office:value-type="string">
            <text:p text:style-name="P8">5 – 8,5</text:p>
          </table:table-cell>
        </table:table-row>
        <table:table-row>
          <table:table-cell table:style-name="Таблица1.A2" office:value-type="string">
            <text:p text:style-name="P10">Тангенс угла диэлектрических потерь при <text:span text:style-name="T10"><draw:frame draw:style-name="fr1" draw:name="Объект5" text:anchor-type="as-char" svg:y="-0.437cm" svg:width="1.967cm" svg:height="0.527cm" draw:z-index="5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11">и </text:span><text:span text:style-name="T11"><draw:frame draw:style-name="fr1" draw:name="Объект6" text:anchor-type="as-char" svg:y="-0.377cm" svg:width="1.794cm" svg:height="0.469cm" draw:z-index="6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/text:p>
          </table:table-cell>
          <table:table-cell table:style-name="Таблица1.B2" office:value-type="string">
            <text:p text:style-name="P16">20 <text:span text:style-name="T3">· 10</text:span><text:span text:style-name="T5">-</text:span><text:span text:style-name="T6">4</text:span></text:p>
          </table:table-cell>
        </table:table-row>
        <table:table-row>
          <table:table-cell table:style-name="Таблица1.A2" office:value-type="string">
            <text:p text:style-name="P13">Объемное сопротивление при <draw:frame draw:style-name="fr1" draw:name="Объект7" text:anchor-type="as-char" svg:y="-0.377cm" svg:width="1.787cm" svg:height="0.469cm" draw:z-index="7"><draw:object xlink:href="./Object 7" xlink:type="simple" xlink:show="embed" xlink:actuate="onLoad"/><draw:image xlink:href="./ObjectReplacements/Object 7" xlink:type="simple" xlink:show="embed" xlink:actuate="onLoad"/></draw:frame>, <draw:frame draw:style-name="fr1" draw:name="Объект9" text:anchor-type="as-char" svg:y="-0.377cm" svg:width="1.393cm" svg:height="0.467cm" draw:z-index="9"><draw:object xlink:href="./Object 9" xlink:type="simple" xlink:show="embed" xlink:actuate="onLoad"/><draw:image xlink:href="./ObjectReplacements/Object 9" xlink:type="simple" xlink:show="embed" xlink:actuate="onLoad"/></draw:frame></text:p>
          </table:table-cell>
          <table:table-cell table:style-name="Таблица1.B2" office:value-type="string">
            <text:p text:style-name="P17">–</text:p>
          </table:table-cell>
        </table:table-row>
        <table:table-row>
          <table:table-cell table:style-name="Таблица1.A2" office:value-type="string">
            <text:p text:style-name="P13">Электрическая прочность, <draw:frame draw:style-name="fr1" draw:name="Объект8" text:anchor-type="as-char" svg:y="-0.377cm" svg:width="1.452cm" svg:height="0.467cm" draw:z-index="8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  <table:table-cell table:style-name="Таблица1.B2" office:value-type="string">
            <text:p text:style-name="P18">–</text:p>
          </table:table-cell>
        </table:table-row>
      </table:table>
      <text:p text:style-name="P27"/>
      <text:p text:style-name="P38"/>
      <text:p text:style-name="P27"><text:span text:style-name="T14"><text:tab/>4.3 Выбор материала резистивного слоя</text:span></text:p>
      <text:p text:style-name="P27"><text:span text:style-name="T14"><text:tab/>Поскольку схема содержит в себе низкоомные и высокоомные резисторы, то необходимо использовать два резистивных материала, для выбора которых определим </text:span><text:span text:style-name="T14"><draw:frame draw:style-name="fr1" draw:name="Объект10" text:anchor-type="as-char" svg:y="-0.226cm" svg:width="0.914cm" svg:height="0.416cm" draw:z-index="11"><draw:object xlink:href="./Object 10" xlink:type="simple" xlink:show="embed" xlink:actuate="onLoad"/><draw:image xlink:href="./ObjectReplacements/Object 10" xlink:type="simple" xlink:show="embed" xlink:actuate="onLoad"/></draw:frame></text:span><text:span text:style-name="T14">для всех резисторов:</text:span></text:p>
      <text:p text:style-name="P29"><text:span text:style-name="T14"><draw:frame draw:style-name="fr1" draw:name="Объект11" text:anchor-type="as-char" svg:y="-1.508cm" svg:width="10.911cm" svg:height="2.572cm" draw:z-index="12"><draw:object xlink:href="./Object 11" xlink:type="simple" xlink:show="embed" xlink:actuate="onLoad"/><draw:image xlink:href="./ObjectReplacements/Object 11" xlink:type="simple" xlink:show="embed" xlink:actuate="onLoad"/></draw:frame></text:span></text:p>
      <text:p text:style-name="P36">Разобьем резисторы на две группы так, чтобы <draw:frame draw:style-name="fr1" draw:name="Объект12" text:anchor-type="as-char" svg:y="-0.377cm" svg:width="0.923cm" svg:height="0.568cm" draw:z-index="13"><draw:object xlink:href="./Object 12" xlink:type="simple" xlink:show="embed" xlink:actuate="onLoad"/><draw:image xlink:href="./ObjectReplacements/Object 12" xlink:type="simple" xlink:show="embed" xlink:actuate="onLoad"/></draw:frame>первой группы был меньше чем , <draw:frame draw:style-name="fr1" draw:name="Объект13" text:anchor-type="as-char" svg:y="-0.226cm" svg:width="0.914cm" svg:height="0.416cm" draw:z-index="17"><draw:object xlink:href="./Object 13" xlink:type="simple" xlink:show="embed" xlink:actuate="onLoad"/><draw:image xlink:href="./ObjectReplacements/Object 13" xlink:type="simple" xlink:show="embed" xlink:actuate="onLoad"/><svg:desc>формула</svg:desc></draw:frame>а <draw:frame draw:style-name="fr1" draw:name="Объект14" text:anchor-type="as-char" svg:y="-0.377cm" svg:width="0.884cm" svg:height="0.57cm" draw:z-index="14"><draw:object xlink:href="./Object 14" xlink:type="simple" xlink:show="embed" xlink:actuate="onLoad"/><draw:image xlink:href="./ObjectReplacements/Object 14" xlink:type="simple" xlink:show="embed" xlink:actuate="onLoad"/><svg:desc>формула</svg:desc></draw:frame>второй группы был больше чем <draw:frame draw:style-name="fr1" draw:name="Объект15" text:anchor-type="as-char" svg:y="-0.226cm" svg:width="0.914cm" svg:height="0.416cm" draw:z-index="18"><draw:object xlink:href="./Object 15" xlink:type="simple" xlink:show="embed" xlink:actuate="onLoad"/><draw:image xlink:href="./ObjectReplacements/Object 15" xlink:type="simple" xlink:show="embed" xlink:actuate="onLoad"/><svg:desc>формула</svg:desc></draw:frame>. Таким образом мы получили две группы резисторов и для каждой из них выберем резистивный материал <text:span text:style-name="T15">в отдельности</text:span>. </text:p>
      <text:p text:style-name="P28"><text:span text:style-name="T14"><draw:frame draw:style-name="fr1" draw:name="Объект16" text:anchor-type="as-char" svg:y="-1.51cm" svg:width="6.126cm" svg:height="2.574cm" draw:z-index="15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14"><draw:frame draw:style-name="fr1" draw:name="Объект17" text:anchor-type="as-char" svg:y="-1.51cm" svg:width="8.948cm" svg:height="2.574cm" draw:z-index="16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/text:p>
      <text:p text:style-name="P30"><text:span text:style-name="T14">Д</text:span>ля первой группы резисторов в качестве резистивного материала выбираем Тантал ТВЧ <text:span text:style-name="T16">(</text:span>РЭТУ1244 – 67<text:span text:style-name="T16">)</text:span>. <text:span text:style-name="T16">Для второй группы резисторов в качестве резистивного материала выбираем Кермет К50-С (ЕТО.021.013 ТУ). Параметры материалов представлены в таблице 4.2</text:span></text:p>
      <text:p text:style-name="P31">Таблица 4.2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1">Параметр</text:p>
          </table:table-cell>
          <table:table-cell table:style-name="Таблица2.A1" office:value-type="string">
            <text:p text:style-name="P1">Тантал ТВЧ</text:p>
          </table:table-cell>
          <table:table-cell table:style-name="Таблица2.C1" office:value-type="string">
            <text:p text:style-name="P19">Кермет К50–С</text:p>
          </table:table-cell>
        </table:table-row>
        <table:table-row>
          <table:table-cell table:style-name="Таблица2.A2" office:value-type="string">
            <text:p text:style-name="P2">Удельное поверхностное сопротивление резистивной пленки –<draw:frame draw:style-name="fr1" draw:name="Объект18" text:anchor-type="as-char" svg:y="-0.226cm" svg:width="0.591cm" svg:height="0.379cm" draw:z-index="19"><draw:object xlink:href="./Object 18" xlink:type="simple" xlink:show="embed" xlink:actuate="onLoad"/><draw:image xlink:href="./ObjectReplacements/Object 18" xlink:type="simple" xlink:show="embed" xlink:actuate="onLoad"/></draw:frame>, <text:span text:style-name="T9"><draw:frame draw:style-name="fr1" draw:name="Объект20" text:anchor-type="as-char" svg:y="-0.377cm" svg:width="1.374cm" svg:height="0.467cm" draw:z-index="21"><draw:object xlink:href="./Object 20" xlink:type="simple" xlink:show="embed" xlink:actuate="onLoad"/><draw:image xlink:href="./ObjectReplacements/Object 20" xlink:type="simple" xlink:show="embed" xlink:actuate="onLoad"/></draw:frame></text:span></text:p>
          </table:table-cell>
          <table:table-cell table:style-name="Таблица2.A2" office:value-type="string">
            <text:p text:style-name="P1">100</text:p>
          </table:table-cell>
          <table:table-cell table:style-name="Таблица2.C2" office:value-type="string">
            <text:p text:style-name="P19">10000</text:p>
          </table:table-cell>
        </table:table-row>
        <table:table-row>
          <table:table-cell table:style-name="Таблица2.A2" office:value-type="string">
            <text:p text:style-name="P2">Диапазон номинальных значений сопротивлений, Ом</text:p>
          </table:table-cell>
          <table:table-cell table:style-name="Таблица2.A2" office:value-type="string">
            <text:p text:style-name="P1">50 – 100000</text:p>
          </table:table-cell>
          <table:table-cell table:style-name="Таблица2.C2" office:value-type="string">
            <text:p text:style-name="P19">10000 – 10000000</text:p>
          </table:table-cell>
        </table:table-row>
        <table:table-row>
          <table:table-cell table:style-name="Таблица2.A2" office:value-type="string">
            <text:p text:style-name="P4">Допустимая удельная мощность рассеяния – <draw:frame draw:style-name="fr1" draw:name="Объект19" text:anchor-type="as-char" svg:y="-0.377cm" svg:width="0.647cm" svg:height="0.531cm" draw:z-index="20"><draw:object xlink:href="./Object 19" xlink:type="simple" xlink:show="embed" xlink:actuate="onLoad"/><draw:image xlink:href="./ObjectReplacements/Object 19" xlink:type="simple" xlink:show="embed" xlink:actuate="onLoad"/></draw:frame>, <text:span text:style-name="T9"><draw:frame draw:style-name="fr1" draw:name="Объект21" text:anchor-type="as-char" svg:y="-0.437cm" svg:width="1.591cm" svg:height="0.527cm" draw:z-index="22"><draw:object xlink:href="./Object 21" xlink:type="simple" xlink:show="embed" xlink:actuate="onLoad"/><draw:image xlink:href="./ObjectReplacements/Object 21" xlink:type="simple" xlink:show="embed" xlink:actuate="onLoad"/></draw:frame></text:span></text:p>
          </table:table-cell>
          <table:table-cell table:style-name="Таблица2.A2" office:value-type="string">
            <text:p text:style-name="P5">3</text:p>
          </table:table-cell>
          <table:table-cell table:style-name="Таблица2.C2" office:value-type="string">
            <text:p text:style-name="P21">2</text:p>
          </table:table-cell>
        </table:table-row>
        <table:table-row>
          <table:table-cell table:style-name="Таблица2.A2" office:value-type="string">
            <text:p text:style-name="P6">Температурный коэффициент сопротивления – <text:span text:style-name="T13">TKC </text:span>при <draw:frame draw:style-name="fr1" draw:name="Объект22" text:anchor-type="as-char" svg:y="-0.377cm" svg:width="3.431cm" svg:height="0.469cm" draw:z-index="23"><draw:object xlink:href="./Object 22" xlink:type="simple" xlink:show="embed" xlink:actuate="onLoad"/><draw:image xlink:href="./ObjectReplacements/Object 22" xlink:type="simple" xlink:show="embed" xlink:actuate="onLoad"/><svg:desc>формула</svg:desc></draw:frame></text:p>
          </table:table-cell>
          <table:table-cell table:style-name="Таблица2.A2" office:value-type="string">
            <text:p text:style-name="P3">– <text:span text:style-name="T17">2 </text:span><text:span text:style-name="T3">· 10</text:span><text:span text:style-name="T5">-</text:span><text:span text:style-name="T7">4</text:span></text:p>
          </table:table-cell>
          <table:table-cell table:style-name="Таблица2.C2" office:value-type="string">
            <text:p text:style-name="P20">– <text:span text:style-name="T17">5 </text:span><text:span text:style-name="T3">· 10</text:span><text:span text:style-name="T5">-</text:span><text:span text:style-name="T7">4</text:span></text:p>
          </table:table-cell>
        </table:table-row>
      </table:table>
      <text:p text:style-name="P32"/>
      <text:p text:style-name="P39"/>
      <text:p text:style-name="P33"><text:tab/>Выполним проверку правильности выбора резистивного материала для обоих случаев с точки зрения точности изготовления резисторов. Допустимая погрешность коэффициента формы может быть определена по следующей формуле:</text:p>
      <text:p text:style-name="P35"><draw:frame draw:style-name="fr1" draw:name="Объект23" text:anchor-type="as-char" svg:y="-0.219cm" svg:width="5.706cm" svg:height="0.411cm" draw:z-index="25"><draw:object xlink:href="./Object 23" xlink:type="simple" xlink:show="embed" xlink:actuate="onLoad"/><draw:image xlink:href="./ObjectReplacements/Object 23" xlink:type="simple" xlink:show="embed" xlink:actuate="onLoad"/></draw:frame>, <text:tab/><text:tab/><text:tab/><text:span text:style-name="T18">(4.1)</text:span></text:p>
      <text:p text:style-name="P33"><text:span text:style-name="T9">где </text:span><text:span text:style-name="T9"><draw:frame draw:style-name="fr1" draw:name="Объект24" text:anchor-type="as-char" svg:y="-0.219cm" svg:width="0.653cm" svg:height="0.374cm" draw:z-index="26"><draw:object xlink:href="./Object 24" xlink:type="simple" xlink:show="embed" xlink:actuate="onLoad"/><draw:image xlink:href="./ObjectReplacements/Object 24" xlink:type="simple" xlink:show="embed" xlink:actuate="onLoad"/></draw:frame></text:span><text:span text:style-name="T9">– полная относительная погрешность изготовления пленочного резистора </text:span><text:span text:style-name="T13">(</text:span><text:span text:style-name="T9">задана в ТЗ</text:span><text:span text:style-name="T13">)</text:span><text:span text:style-name="T9">; </text:span><text:span text:style-name="T9"><draw:frame draw:style-name="fr1" draw:name="Объект25" text:anchor-type="as-char" svg:y="-0.22cm" svg:width="0.707cm" svg:height="0.397cm" draw:z-index="27"><draw:object xlink:href="./Object 25" xlink:type="simple" xlink:show="embed" xlink:actuate="onLoad"/><draw:image xlink:href="./ObjectReplacements/Object 25" xlink:type="simple" xlink:show="embed" xlink:actuate="onLoad"/><svg:desc>формула</svg:desc></draw:frame></text:span><text:span text:style-name="T9">– погрешность воспроизведение величины удельного поверхностного сопротивления резистивной пленки (обычно не превышает 5%); </text:span><text:span text:style-name="T9"><draw:frame draw:style-name="fr1" draw:name="Объект26" text:anchor-type="as-char" svg:y="-0.22cm" svg:width="0.859cm" svg:height="0.411cm" draw:z-index="28"><draw:object xlink:href="./Object 26" xlink:type="simple" xlink:show="embed" xlink:actuate="onLoad"/><draw:image xlink:href="./ObjectReplacements/Object 26" xlink:type="simple" xlink:show="embed" xlink:actuate="onLoad"/><svg:desc>формула</svg:desc></draw:frame></text:span><text:span text:style-name="T9">– </text:span><text:span text:style-name="T12">погрешность, обусловленная старением пленки (обычно не превышает 3%); </text:span><text:span text:style-name="T12"><draw:frame draw:style-name="fr1" draw:name="Объект27" text:anchor-type="as-char" svg:y="-0.22cm" svg:width="0.707cm" svg:height="0.411cm" draw:z-index="29"><draw:object xlink:href="./Object 27" xlink:type="simple" xlink:show="embed" xlink:actuate="onLoad"/><draw:image xlink:href="./ObjectReplacements/Object 27" xlink:type="simple" xlink:show="embed" xlink:actuate="onLoad"/><svg:desc>формула</svg:desc></draw:frame></text:span><text:span text:style-name="T12">– погрешность, обусловленная ТКС и определяется как </text:span><text:span text:style-name="T12"><draw:frame draw:style-name="fr1" draw:name="Объект28" text:anchor-type="as-char" svg:y="-0.377cm" svg:width="3.859cm" svg:height="0.57cm" draw:z-index="30"><draw:object xlink:href="./Object 28" xlink:type="simple" xlink:show="embed" xlink:actuate="onLoad"/><draw:image xlink:href="./ObjectReplacements/Object 28" xlink:type="simple" xlink:show="embed" xlink:actuate="onLoad"/><svg:desc>формула</svg:desc></draw:frame></text:span><text:span text:style-name="T12">; </text:span><text:span text:style-name="T12"><draw:frame draw:style-name="fr1" draw:name="Объект29" text:anchor-type="as-char" svg:y="-0.22cm" svg:width="0.781cm" svg:height="0.411cm" draw:z-index="31"><draw:object xlink:href="./Object 29" xlink:type="simple" xlink:show="embed" xlink:actuate="onLoad"/><draw:image xlink:href="./ObjectReplacements/Object 29" xlink:type="simple" xlink:show="embed" xlink:actuate="onLoad"/><svg:desc>формула</svg:desc></draw:frame></text:span><text:span text:style-name="T12">– погрешность, обусловленная переходным сопротивлением контактов (обычно не превышает 2%).</text:span></text:p>
      <text:p text:style-name="P33"><text:span text:style-name="T12"><text:tab/>Определим параметр </text:span><text:span text:style-name="T12"><draw:frame draw:style-name="fr1" draw:name="Объект30" text:anchor-type="as-char" svg:y="-0.22cm" svg:width="1.194cm" svg:height="0.411cm" draw:z-index="32"><draw:object xlink:href="./Object 30" xlink:type="simple" xlink:show="embed" xlink:actuate="onLoad"/><draw:image xlink:href="./ObjectReplacements/Object 30" xlink:type="simple" xlink:show="embed" xlink:actuate="onLoad"/><svg:desc>формула</svg:desc></draw:frame></text:span><text:span text:style-name="T12">для обоих случаев:</text:span></text:p>
      <text:p text:style-name="P34"><text:span text:style-name="T12"><draw:frame draw:style-name="fr1" draw:name="Объект31" text:anchor-type="as-char" svg:y="-0.377cm" svg:width="8.057cm" svg:height="0.57cm" draw:z-index="34"><draw:object xlink:href="./Object 31" xlink:type="simple" xlink:show="embed" xlink:actuate="onLoad"/><draw:image xlink:href="./ObjectReplacements/Object 31" xlink:type="simple" xlink:show="embed" xlink:actuate="onLoad"/><svg:desc>формула</svg:desc></draw:frame></text:span><text:span text:style-name="T12"><draw:frame draw:style-name="fr1" draw:name="Объект32" text:anchor-type="as-char" svg:y="-0.377cm" svg:width="8.035cm" svg:height="0.57cm" draw:z-index="33"><draw:object xlink:href="./Object 32" xlink:type="simple" xlink:show="embed" xlink:actuate="onLoad"/><draw:image xlink:href="./ObjectReplacements/Object 32" xlink:type="simple" xlink:show="embed" xlink:actuate="onLoad"/></draw:frame></text:span></text:p>
      <text:p text:style-name="P37">Поскольку полученные значения оказались больше нуля, то выбор резистивного материала <text:s/>можно считать корректным <text:span text:style-name="T20">для обоих групп резисторов</text:span>.</text:p>
      <text:p text:style-name="P37"><text:tab/>4.4 Выбор материалов проводниковой структуры</text:p>
      <text:p text:style-name="P37"><text:tab/><text:span text:style-name="T19">Самым распространенным материалом тонкопленочных проводников и контактных площадок в ГИС общего назначения является медь или алюминий с подслоем хрома, нихрома или титана. В качестве проводящего материала выбираем алюминий А97 ГОСТ 11069 – 64. Алюминий, в отличие от меди, не требует защитного покрытия, так как обладает хорошей коррозионной стойкостью, кроме того алюминий дешев.</text:span></text:p>
      <text:p text:style-name="P37"><text:span text:style-name="T19"><text:tab/>4.5 Выбор материала защитного слоя</text:span></text:p>
      <text:p text:style-name="P37"><text:span text:style-name="T19"><text:tab/>В качестве материала защитного слоя пленочной части рекомендуется выбирать негативный фоторезист ФН-11, который наносится центрифугированием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2" svg:font-family="Mangal"/>
    <style:font-face style:name="Times New Roman1" svg:font-family="'Times New Roman'" style:font-family-generic="roman"/>
    <style:font-face style:name="T-FLEX Type A" svg:font-family="'T-FLEX Type A'" style:font-pitch="variable"/>
    <style:font-face style:name="Times New Roman2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6T15:17:45.864000000</meta:creation-date>
    <dc:date>2013-12-14T17:44:01.991000000</dc:date>
    <meta:editing-duration>PT3H25M18S</meta:editing-duration>
    <meta:editing-cycles>22</meta:editing-cycles>
    <meta:generator>LibreOffice/4.1.3.2$Windows_x86 LibreOffice_project/70feb7d99726f064edab4605a8ab840c50ec57a</meta:generator>
    <meta:document-statistic meta:table-count="2" meta:image-count="0" meta:object-count="32" meta:page-count="3" meta:paragraph-count="56" meta:word-count="497" meta:character-count="3882" meta:non-whitespace-character-count="3392"/>
  </office:meta>
</office:document-meta>
</file>

<file path=Object 1/content.xml><?xml version="1.0" encoding="utf-8"?>
<math xmlns="http://www.w3.org/1998/Math/MathML">
  <semantics>
    <mrow>
      <mrow>
        <mi>T</mi>
        <mo stretchy="false">=</mo>
        <mn>20</mn>
      </mrow>
      <mo stretchy="false">…</mo>
      <mn>300</mn>
      <msup>
        <mrow/>
        <mo stretchy="false">∘</mo>
      </msup>
      <mi>C</mi>
    </mrow>
    <annotation encoding="StarMath 5.0">T = 20 dotslow 300 {}^circ C</annotation>
  </semantics>
</math>
</file>

<file path=Object 10/content.xml><?xml version="1.0" encoding="utf-8"?>
<math xmlns="http://www.w3.org/1998/Math/MathML">
  <semantics>
    <mrow>
      <msub>
        <mo stretchy="false">ρ</mo>
        <mrow>
          <msub>
            <mi>S</mi>
            <mi mathvariant="italic">ОПТ</mi>
          </msub>
        </mrow>
      </msub>
    </mrow>
    <annotation encoding="StarMath 5.0">%rho_{S_ОПТ}</annotation>
  </semantics>
</math>
</file>

<file path=Object 11/content.xml><?xml version="1.0" encoding="utf-8"?>
<math xmlns="http://www.w3.org/1998/Math/MathML">
  <semantics>
    <mrow>
      <mrow>
        <mrow>
          <mrow>
            <msub>
              <mo stretchy="false">ρ</mo>
              <mrow>
                <msub>
                  <mi>S</mi>
                  <mi mathvariant="italic">ОПТ</mi>
                </msub>
              </mrow>
            </msub>
            <mo stretchy="false">=</mo>
            <msqrt>
              <mrow>
                <mfrac>
                  <mrow>
                    <mrow>
                      <munderover>
                        <mo stretchy="false">∑</mo>
                        <mn>1</mn>
                        <mi>n</mi>
                      </munderover>
                      <msub>
                        <mi>R</mi>
                        <mi>i</mi>
                      </msub>
                    </mrow>
                  </mrow>
                  <mrow>
                    <mrow>
                      <munderover>
                        <mo stretchy="false">∑</mo>
                        <mn>1</mn>
                        <mi>n</mi>
                      </munderover>
                      <mrow>
                        <mfrac>
                          <mrow>
                            <mn>1</mn>
                          </mrow>
                          <mrow>
                            <msub>
                              <mi>R</mi>
                              <mi>i</mi>
                            </msub>
                          </mrow>
                        </mfrac>
                      </mrow>
                    </mrow>
                  </mrow>
                </mfrac>
              </mrow>
            </msqrt>
          </mrow>
          <mo stretchy="false">=</mo>
          <msqrt>
            <mrow>
              <mfrac>
                <mrow>
                  <mrow>
                    <mrow>
                      <mrow>
                        <mrow>
                          <mn>3900</mn>
                          <mo stretchy="false">+</mo>
                          <mn>15000</mn>
                        </mrow>
                        <mo stretchy="false">+</mo>
                        <mn>330</mn>
                      </mrow>
                      <mo stretchy="false">+</mo>
                      <mn>470000</mn>
                    </mrow>
                    <mo stretchy="false">+</mo>
                    <mn>27</mn>
                  </mrow>
                </mrow>
                <mrow>
                  <mrow>
                    <mrow>
                      <mrow>
                        <mrow>
                          <mfrac>
                            <mn>1</mn>
                            <mn>3900</mn>
                          </mfrac>
                          <mo stretchy="false">+</mo>
                          <mfrac>
                            <mn>1</mn>
                            <mn>15000</mn>
                          </mfrac>
                        </mrow>
                        <mo stretchy="false">+</mo>
                        <mfrac>
                          <mn>1</mn>
                          <mn>330</mn>
                        </mfrac>
                      </mrow>
                      <mo stretchy="false">+</mo>
                      <mfrac>
                        <mn>1</mn>
                        <mn>470000</mn>
                      </mfrac>
                    </mrow>
                    <mo stretchy="false">+</mo>
                    <mfrac>
                      <mn>1</mn>
                      <mn>27</mn>
                    </mfrac>
                  </mrow>
                </mrow>
              </mfrac>
            </mrow>
          </msqrt>
        </mrow>
        <mo stretchy="false">=</mo>
        <mn>3480,31</mn>
      </mrow>
    </mrow>
    <annotation encoding="StarMath 5.0">%rho_{S_ОПТ} = sqrt {{sum from 1 to n R_i  } over {sum from 1 to n {{1} over {R_i}}}} =
sqrt {{3900 + 15000 + 330 + 470000 + 27}over {1 over 3900 + 1 over 15000 + 1 over 330 + 1 over 470000 + 1 over 27}} = 3480,31</annotation>
  </semantics>
</math>
</file>

<file path=Object 12/content.xml><?xml version="1.0" encoding="utf-8"?>
<math xmlns="http://www.w3.org/1998/Math/MathML">
  <semantics>
    <mrow>
      <msub>
        <mi>R</mi>
        <mrow>
          <msub>
            <mi>i</mi>
            <mi mathvariant="italic">MAX</mi>
          </msub>
        </mrow>
      </msub>
    </mrow>
    <annotation encoding="StarMath 5.0">R_{i_MAX}</annotation>
  </semantics>
</math>
</file>

<file path=Object 13/content.xml><?xml version="1.0" encoding="utf-8"?>
<math xmlns="http://www.w3.org/1998/Math/MathML">
  <semantics>
    <mrow>
      <msub>
        <mo stretchy="false">ρ</mo>
        <mrow>
          <msub>
            <mi>S</mi>
            <mi mathvariant="italic">ОПТ</mi>
          </msub>
        </mrow>
      </msub>
    </mrow>
    <annotation encoding="StarMath 5.0">%rho_{S_ОПТ}</annotation>
  </semantics>
</math>
</file>

<file path=Object 14/content.xml><?xml version="1.0" encoding="utf-8"?>
<math xmlns="http://www.w3.org/1998/Math/MathML">
  <semantics>
    <mrow>
      <msub>
        <mi>R</mi>
        <mrow>
          <msub>
            <mi>i</mi>
            <mi mathvariant="italic">MIN</mi>
          </msub>
        </mrow>
      </msub>
    </mrow>
    <annotation encoding="StarMath 5.0">R_{i_MIN}</annotation>
  </semantics>
</math>
</file>

<file path=Object 15/content.xml><?xml version="1.0" encoding="utf-8"?>
<math xmlns="http://www.w3.org/1998/Math/MathML">
  <semantics>
    <mrow>
      <msub>
        <mo stretchy="false">ρ</mo>
        <mrow>
          <msub>
            <mi>S</mi>
            <mi mathvariant="italic">ОПТ</mi>
          </msub>
        </mrow>
      </msub>
    </mrow>
    <annotation encoding="StarMath 5.0">%rho_{S_ОПТ}</annotation>
  </semantics>
</math>
</file>

<file path=Object 16/content.xml><?xml version="1.0" encoding="utf-8"?>
<math xmlns="http://www.w3.org/1998/Math/MathML">
  <semantics>
    <mrow>
      <mrow>
        <mrow>
          <mrow>
            <msub>
              <mo stretchy="false">ρ</mo>
              <mrow>
                <msub>
                  <mi>S</mi>
                  <mi mathvariant="italic">ОПТ</mi>
                </msub>
                <mn>1</mn>
              </mrow>
            </msub>
            <mo stretchy="false">=</mo>
            <msqrt>
              <mrow>
                <mfrac>
                  <mrow>
                    <mrow>
                      <munderover>
                        <mo stretchy="false">∑</mo>
                        <mn>1</mn>
                        <mi>n</mi>
                      </munderover>
                      <msub>
                        <mi>R</mi>
                        <mi>i</mi>
                      </msub>
                    </mrow>
                  </mrow>
                  <mrow>
                    <mrow>
                      <munderover>
                        <mo stretchy="false">∑</mo>
                        <mn>1</mn>
                        <mi>n</mi>
                      </munderover>
                      <mrow>
                        <mfrac>
                          <mrow>
                            <mn>1</mn>
                          </mrow>
                          <mrow>
                            <msub>
                              <mi>R</mi>
                              <mi>i</mi>
                            </msub>
                          </mrow>
                        </mfrac>
                      </mrow>
                    </mrow>
                  </mrow>
                </mfrac>
              </mrow>
            </msqrt>
          </mrow>
          <mo stretchy="false">=</mo>
          <msqrt>
            <mrow>
              <mfrac>
                <mrow>
                  <mrow>
                    <mn>330</mn>
                    <mo stretchy="false">+</mo>
                    <mn>27</mn>
                  </mrow>
                </mrow>
                <mrow>
                  <mrow>
                    <mfrac>
                      <mn>1</mn>
                      <mn>330</mn>
                    </mfrac>
                    <mo stretchy="false">+</mo>
                    <mfrac>
                      <mn>1</mn>
                      <mn>27</mn>
                    </mfrac>
                  </mrow>
                </mrow>
              </mfrac>
            </mrow>
          </msqrt>
        </mrow>
        <mo stretchy="false">=</mo>
        <mn>94,4</mn>
      </mrow>
    </mrow>
    <annotation encoding="StarMath 5.0">%rho_{S_ОПТ 1} = sqrt {{sum from 1 to n R_i  } over {sum from 1 to n {{1} over {R_i}}}} =
sqrt {{ 330 + 27}over {1 over 330 + 1 over 27}} = 94,4</annotation>
  </semantics>
</math>
</file>

<file path=Object 17/content.xml><?xml version="1.0" encoding="utf-8"?>
<math xmlns="http://www.w3.org/1998/Math/MathML">
  <semantics>
    <mrow>
      <mrow>
        <mrow>
          <mrow>
            <msub>
              <mo stretchy="false">ρ</mo>
              <mrow>
                <msub>
                  <mi>S</mi>
                  <mi mathvariant="italic">ОПТ</mi>
                </msub>
                <mn>2</mn>
              </mrow>
            </msub>
            <mo stretchy="false">=</mo>
            <msqrt>
              <mrow>
                <mfrac>
                  <mrow>
                    <mrow>
                      <munderover>
                        <mo stretchy="false">∑</mo>
                        <mn>1</mn>
                        <mi>n</mi>
                      </munderover>
                      <msub>
                        <mi>R</mi>
                        <mi>i</mi>
                      </msub>
                    </mrow>
                  </mrow>
                  <mrow>
                    <mrow>
                      <munderover>
                        <mo stretchy="false">∑</mo>
                        <mn>1</mn>
                        <mi>n</mi>
                      </munderover>
                      <mrow>
                        <mfrac>
                          <mrow>
                            <mn>1</mn>
                          </mrow>
                          <mrow>
                            <msub>
                              <mi>R</mi>
                              <mi>i</mi>
                            </msub>
                          </mrow>
                        </mfrac>
                      </mrow>
                    </mrow>
                  </mrow>
                </mfrac>
              </mrow>
            </msqrt>
          </mrow>
          <mo stretchy="false">=</mo>
          <msqrt>
            <mrow>
              <mfrac>
                <mrow>
                  <mrow>
                    <mrow>
                      <mn>3900</mn>
                      <mo stretchy="false">+</mo>
                      <mn>15000</mn>
                    </mrow>
                    <mo stretchy="false">+</mo>
                    <mn>470000</mn>
                  </mrow>
                </mrow>
                <mrow>
                  <mrow>
                    <mrow>
                      <mfrac>
                        <mn>1</mn>
                        <mn>3900</mn>
                      </mfrac>
                      <mo stretchy="false">+</mo>
                      <mfrac>
                        <mn>1</mn>
                        <mn>15000</mn>
                      </mfrac>
                    </mrow>
                    <mo stretchy="false">+</mo>
                    <mfrac>
                      <mn>1</mn>
                      <mn>470000</mn>
                    </mfrac>
                  </mrow>
                </mrow>
              </mfrac>
            </mrow>
          </msqrt>
        </mrow>
        <mo stretchy="false">=</mo>
        <mn>38773</mn>
      </mrow>
    </mrow>
    <annotation encoding="StarMath 5.0">%rho_{S_ОПТ 2} = sqrt {{sum from 1 to n R_i  } over {sum from 1 to n {{1} over {R_i}}}} =
sqrt {{3900 + 15000 + 470000}over {1 over 3900 + 1 over 15000 + 1 over 470000}} = 38773</annotation>
  </semantics>
</math>
</file>

<file path=Object 18/content.xml><?xml version="1.0" encoding="utf-8"?>
<math xmlns="http://www.w3.org/1998/Math/MathML">
  <semantics>
    <mrow>
      <msub>
        <mo stretchy="false">ρ</mo>
        <mi>S</mi>
      </msub>
    </mrow>
    <annotation encoding="StarMath 5.0">%rho_S</annotation>
  </semantics>
</math>
</file>

<file path=Object 19/content.xml><?xml version="1.0" encoding="utf-8"?>
<math xmlns="http://www.w3.org/1998/Math/MathML">
  <semantics>
    <mrow>
      <msub>
        <mi>P</mi>
        <mn>0</mn>
      </msub>
    </mrow>
    <annotation encoding="StarMath 5.0">P_0</annotation>
  </semantics>
</math>
</file>

<file path=Object 2/content.xml><?xml version="1.0" encoding="utf-8"?>
<math xmlns="http://www.w3.org/1998/Math/MathML">
  <semantics>
    <mrow>
      <mrow>
        <mi mathvariant="italic">Вт</mi>
        <mo stretchy="false">/</mo>
        <mrow>
          <mo stretchy="false">(</mo>
          <mrow>
            <mrow>
              <mi>м</mi>
              <mo stretchy="false">⋅</mo>
              <msup>
                <mrow/>
                <mo stretchy="false">∘</mo>
              </msup>
            </mrow>
            <mi>C</mi>
          </mrow>
          <mo stretchy="false">)</mo>
        </mrow>
      </mrow>
    </mrow>
    <annotation encoding="StarMath 5.0">Вт/(м cdot {}^circ C)</annotation>
  </semantics>
</math>
</file>

<file path=Object 20/content.xml><?xml version="1.0" encoding="utf-8"?>
<math xmlns="http://www.w3.org/1998/Math/MathML">
  <semantics>
    <mrow>
      <mrow>
        <mi mathvariant="italic">Ом</mi>
        <mo stretchy="false">/</mo>
        <mi mathvariant="italic">кв</mi>
      </mrow>
    </mrow>
    <annotation encoding="StarMath 5.0">Ом / кв</annotation>
  </semantics>
</math>
</file>

<file path=Object 21/content.xml><?xml version="1.0" encoding="utf-8"?>
<math xmlns="http://www.w3.org/1998/Math/MathML">
  <semantics>
    <mrow>
      <mrow>
        <mi mathvariant="italic">Вт</mi>
        <mo stretchy="false">/</mo>
        <msup>
          <mi mathvariant="italic">см</mi>
          <mn>2</mn>
        </msup>
      </mrow>
    </mrow>
    <annotation encoding="StarMath 5.0">Вт / см^2</annotation>
  </semantics>
</math>
</file>

<file path=Object 22/content.xml><?xml version="1.0" encoding="utf-8"?>
<math xmlns="http://www.w3.org/1998/Math/MathML">
  <semantics>
    <mrow>
      <mrow>
        <mi>T</mi>
        <mo stretchy="false">=</mo>
        <mrow>
          <mo stretchy="false">−</mo>
          <mn>60</mn>
        </mrow>
      </mrow>
      <mrow>
        <mo stretchy="false">…</mo>
        <mo stretchy="false">+</mo>
        <mn>125</mn>
      </mrow>
      <msup>
        <mrow/>
        <mo stretchy="false">∘</mo>
      </msup>
      <mi>C</mi>
    </mrow>
    <annotation encoding="StarMath 5.0">T = -60 dotslow +125 {}^circ C</annotation>
  </semantics>
</math>
</file>

<file path=Object 23/content.xml><?xml version="1.0" encoding="utf-8"?>
<math xmlns="http://www.w3.org/1998/Math/MathML">
  <semantics>
    <mrow>
      <mrow>
        <msub>
          <mo stretchy="false">γ</mo>
          <mrow>
            <msub>
              <mi>K</mi>
              <mi>Ф</mi>
            </msub>
            <mi mathvariant="italic">доп</mi>
          </mrow>
        </msub>
        <mo stretchy="false">=</mo>
        <mrow>
          <mrow>
            <mrow>
              <mrow>
                <msub>
                  <mo stretchy="false">γ</mo>
                  <mi>R</mi>
                </msub>
                <mo stretchy="false">−</mo>
                <msub>
                  <mo stretchy="false">γ</mo>
                  <mrow>
                    <msub>
                      <mo stretchy="false">ρ</mo>
                      <mi>S</mi>
                    </msub>
                  </mrow>
                </msub>
              </mrow>
              <mo stretchy="false">−</mo>
              <msub>
                <mo stretchy="false">γ</mo>
                <mrow>
                  <msub>
                    <mi>R</mi>
                    <mi mathvariant="italic">СТ</mi>
                  </msub>
                </mrow>
              </msub>
            </mrow>
            <mo stretchy="false">−</mo>
            <msub>
              <mo stretchy="false">γ</mo>
              <mrow>
                <msub>
                  <mi>R</mi>
                  <mi>t</mi>
                </msub>
              </mrow>
            </msub>
          </mrow>
          <mo stretchy="false">−</mo>
          <msub>
            <mo stretchy="false">γ</mo>
            <mrow>
              <msub>
                <mi>R</mi>
                <mi>K</mi>
              </msub>
            </mrow>
          </msub>
        </mrow>
      </mrow>
    </mrow>
    <annotation encoding="StarMath 5.0">%gamma_{K_Ф доп} = %gamma_R - %gamma_{%rho_S} - %gamma_{R_СТ} - %gamma_{R_t} - %gamma_{R_K}</annotation>
  </semantics>
</math>
</file>

<file path=Object 24/content.xml><?xml version="1.0" encoding="utf-8"?>
<math xmlns="http://www.w3.org/1998/Math/MathML">
  <semantics>
    <mrow>
      <msub>
        <mo stretchy="false">γ</mo>
        <mrow>
          <mi>R</mi>
        </mrow>
      </msub>
    </mrow>
    <annotation encoding="StarMath 5.0">%gamma_{R}</annotation>
  </semantics>
</math>
</file>

<file path=Object 25/content.xml><?xml version="1.0" encoding="utf-8"?>
<math xmlns="http://www.w3.org/1998/Math/MathML">
  <semantics>
    <mrow>
      <msub>
        <mo stretchy="false">γ</mo>
        <mrow>
          <msub>
            <mo stretchy="false">ρ</mo>
            <mi>S</mi>
          </msub>
        </mrow>
      </msub>
    </mrow>
    <annotation encoding="StarMath 5.0">%gamma_{%rho_S}</annotation>
  </semantics>
</math>
</file>

<file path=Object 26/content.xml><?xml version="1.0" encoding="utf-8"?>
<math xmlns="http://www.w3.org/1998/Math/MathML">
  <semantics>
    <mrow>
      <msub>
        <mo stretchy="false">γ</mo>
        <mrow>
          <msub>
            <mi>R</mi>
            <mi mathvariant="italic">СТ</mi>
          </msub>
        </mrow>
      </msub>
    </mrow>
    <annotation encoding="StarMath 5.0">%gamma_{R_СТ}</annotation>
  </semantics>
</math>
</file>

<file path=Object 27/content.xml><?xml version="1.0" encoding="utf-8"?>
<math xmlns="http://www.w3.org/1998/Math/MathML">
  <semantics>
    <mrow>
      <msub>
        <mo stretchy="false">γ</mo>
        <mrow>
          <msub>
            <mi>R</mi>
            <mi>t</mi>
          </msub>
        </mrow>
      </msub>
    </mrow>
    <annotation encoding="StarMath 5.0">%gamma_{R_t}</annotation>
  </semantics>
</math>
</file>

<file path=Object 28/content.xml><?xml version="1.0" encoding="utf-8"?>
<math xmlns="http://www.w3.org/1998/Math/MathML">
  <semantics>
    <mrow>
      <mrow>
        <msub>
          <mo stretchy="false">γ</mo>
          <mrow>
            <msub>
              <mi>R</mi>
              <mi>t</mi>
            </msub>
          </mrow>
        </msub>
        <mo stretchy="false">=</mo>
        <msub>
          <mo stretchy="false">α</mo>
          <mi>R</mi>
        </msub>
      </mrow>
      <mrow>
        <mo stretchy="false">(</mo>
        <mrow>
          <mrow>
            <msub>
              <mi>T</mi>
              <mi mathvariant="italic">max</mi>
            </msub>
            <mo stretchy="false">−</mo>
            <msup>
              <mn>20</mn>
              <mo stretchy="false">∘</mo>
            </msup>
          </mrow>
          <mi>C</mi>
        </mrow>
        <mo stretchy="false">)</mo>
      </mrow>
    </mrow>
    <annotation encoding="StarMath 5.0">%gamma_{R_t} = %alpha_R (T_max - 20^circ C)</annotation>
  </semantics>
</math>
</file>

<file path=Object 29/content.xml><?xml version="1.0" encoding="utf-8"?>
<math xmlns="http://www.w3.org/1998/Math/MathML">
  <semantics>
    <mrow>
      <msub>
        <mo stretchy="false">γ</mo>
        <mrow>
          <msub>
            <mi>R</mi>
            <mi>K</mi>
          </msub>
        </mrow>
      </msub>
    </mrow>
    <annotation encoding="StarMath 5.0">%gamma_{R_K}</annotation>
  </semantics>
</math>
</file>

<file path=Object 3/content.xml><?xml version="1.0" encoding="utf-8"?>
<math xmlns="http://www.w3.org/1998/Math/MathML">
  <semantics>
    <mrow>
      <mrow>
        <mi>f</mi>
        <mo stretchy="false">=</mo>
        <msup>
          <mn>10</mn>
          <mn>6</mn>
        </msup>
      </mrow>
      <mi mathvariant="italic">Гц</mi>
    </mrow>
    <annotation encoding="StarMath 5.0">f=10^6 Гц</annotation>
  </semantics>
</math>
</file>

<file path=Object 30/content.xml><?xml version="1.0" encoding="utf-8"?>
<math xmlns="http://www.w3.org/1998/Math/MathML">
  <semantics>
    <mrow>
      <msub>
        <mo stretchy="false">γ</mo>
        <mrow>
          <msub>
            <mi>R</mi>
            <mi>Ф</mi>
          </msub>
          <mi mathvariant="italic">доп</mi>
        </mrow>
      </msub>
    </mrow>
    <annotation encoding="StarMath 5.0">%gamma_{R_Ф доп}</annotation>
  </semantics>
</math>
</file>

<file path=Object 31/content.xml><?xml version="1.0" encoding="utf-8"?>
<math xmlns="http://www.w3.org/1998/Math/MathML">
  <semantics>
    <mrow>
      <mrow>
        <msub>
          <mo stretchy="false">γ</mo>
          <mrow>
            <msub>
              <mi>K</mi>
              <mi>Ф</mi>
            </msub>
            <mi mathvariant="italic">доп</mi>
            <mn>2</mn>
          </mrow>
        </msub>
        <mo stretchy="false">=</mo>
        <mn>10</mn>
      </mrow>
      <mrow>
        <mtext>%</mtext>
        <mo stretchy="false">−</mo>
        <mn>5</mn>
      </mrow>
      <mrow>
        <mtext>%</mtext>
        <mo stretchy="false">−</mo>
        <mn>3</mn>
      </mrow>
      <mrow>
        <mtext>%</mtext>
        <mo stretchy="false">+</mo>
        <mn>0,6</mn>
      </mrow>
      <mrow>
        <mtext>%</mtext>
        <mo stretchy="false">−</mo>
        <mn>2</mn>
      </mrow>
      <mrow>
        <mtext>%</mtext>
        <mo stretchy="false">=</mo>
        <mn>0,6</mn>
      </mrow>
      <mtext>%</mtext>
    </mrow>
    <annotation encoding="StarMath 5.0">%gamma_{K_Ф доп 2} = 10"%" - 5"%" - 3"%" + 0,6"%" - 2"%" = 0,6"%"</annotation>
  </semantics>
</math>
</file>

<file path=Object 32/content.xml><?xml version="1.0" encoding="utf-8"?>
<math xmlns="http://www.w3.org/1998/Math/MathML">
  <semantics>
    <mrow>
      <mrow>
        <msub>
          <mo stretchy="false">γ</mo>
          <mrow>
            <msub>
              <mi>K</mi>
              <mi>Ф</mi>
            </msub>
            <mi mathvariant="italic">доп</mi>
            <mn>2</mn>
          </mrow>
        </msub>
        <mo stretchy="false">=</mo>
        <mn>10</mn>
      </mrow>
      <mrow>
        <mtext>%</mtext>
        <mo stretchy="false">−</mo>
        <mn>5</mn>
      </mrow>
      <mrow>
        <mtext>%</mtext>
        <mo stretchy="false">−</mo>
        <mn>3</mn>
      </mrow>
      <mrow>
        <mtext>%</mtext>
        <mo stretchy="false">+</mo>
        <mn>1,5</mn>
      </mrow>
      <mrow>
        <mtext>%</mtext>
        <mo stretchy="false">−</mo>
        <mn>2</mn>
      </mrow>
      <mrow>
        <mtext>%</mtext>
        <mo stretchy="false">=</mo>
        <mn>1,5</mn>
      </mrow>
      <mtext>%</mtext>
    </mrow>
    <annotation encoding="StarMath 5.0">%gamma_{K_Ф доп 2} = 10"%" - 5"%" - 3"%" + 1,5"%" - 2"%" = 1,5"%"</annotation>
  </semantics>
</math>
</file>

<file path=Object 4/content.xml><?xml version="1.0" encoding="utf-8"?>
<math xmlns="http://www.w3.org/1998/Math/MathML">
  <semantics>
    <mrow>
      <mrow>
        <mi>T</mi>
        <mo stretchy="false">=</mo>
        <mn>20</mn>
      </mrow>
      <msup>
        <mrow/>
        <mo stretchy="false">∘</mo>
      </msup>
      <mi>C</mi>
    </mrow>
    <annotation encoding="StarMath 5.0">T = 20 {}^circ C</annotation>
  </semantics>
</math>
</file>

<file path=Object 5/content.xml><?xml version="1.0" encoding="utf-8"?>
<math xmlns="http://www.w3.org/1998/Math/MathML">
  <semantics>
    <mrow>
      <mrow>
        <mi>f</mi>
        <mo stretchy="false">=</mo>
        <msup>
          <mn>10</mn>
          <mn>6</mn>
        </msup>
      </mrow>
      <mi mathvariant="italic">Гц</mi>
    </mrow>
    <annotation encoding="StarMath 5.0">f=10^6 Гц</annotation>
  </semantics>
</math>
</file>

<file path=Object 6/content.xml><?xml version="1.0" encoding="utf-8"?>
<math xmlns="http://www.w3.org/1998/Math/MathML">
  <semantics>
    <mrow>
      <mrow>
        <mi>T</mi>
        <mo stretchy="false">=</mo>
        <mn>20</mn>
      </mrow>
      <msup>
        <mrow/>
        <mo stretchy="false">∘</mo>
      </msup>
      <mi>C</mi>
    </mrow>
    <annotation encoding="StarMath 5.0">T = 20 {}^circ C</annotation>
  </semantics>
</math>
</file>

<file path=Object 7/content.xml><?xml version="1.0" encoding="utf-8"?>
<math xmlns="http://www.w3.org/1998/Math/MathML">
  <semantics>
    <mrow>
      <mrow>
        <mi>T</mi>
        <mo stretchy="false">=</mo>
        <mn>25</mn>
      </mrow>
      <msup>
        <mrow/>
        <mo stretchy="false">∘</mo>
      </msup>
      <mi>C</mi>
    </mrow>
    <annotation encoding="StarMath 5.0">T = 25 {}^circ C</annotation>
  </semantics>
</math>
</file>

<file path=Object 8/content.xml><?xml version="1.0" encoding="utf-8"?>
<math xmlns="http://www.w3.org/1998/Math/MathML">
  <semantics>
    <mrow>
      <mrow>
        <mi mathvariant="italic">кВ</mi>
        <mo stretchy="false">/</mo>
        <mi mathvariant="italic">мм</mi>
      </mrow>
    </mrow>
    <annotation encoding="StarMath 5.0">кВ / мм</annotation>
  </semantics>
</math>
</file>

<file path=Object 9/content.xml><?xml version="1.0" encoding="utf-8"?>
<math xmlns="http://www.w3.org/1998/Math/MathML">
  <semantics>
    <mrow>
      <mrow>
        <mi mathvariant="italic">Ом</mi>
        <mo stretchy="false">⋅</mo>
        <mi mathvariant="italic">см</mi>
      </mrow>
    </mrow>
    <annotation encoding="StarMath 5.0">Ом cdot см</annotation>
  </semantics>
</math>
</file>